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F300000284FE3E84DD1DA1F968.png" manifest:media-type="image/png"/>
  <manifest:file-entry manifest:full-path="Pictures/10000201000001D70000015E398439E88C3FE966.png" manifest:media-type="image/png"/>
  <manifest:file-entry manifest:full-path="Pictures/100002010000011B0000006EAF5B448CA99E4B2B.png" manifest:media-type="image/png"/>
  <manifest:file-entry manifest:full-path="Pictures/10000201000000950000004E3917AC8622E0DC11.png" manifest:media-type="image/png"/>
  <manifest:file-entry manifest:full-path="Pictures/10000201000000EA000000EA304FC526DA9E152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-0.199cm, 0cm, 0cm, -0.199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3.26cm" svg:height="3.26cm" svg:x="1.14cm" svg:y="1.14cm">
          <draw:image xlink:href="Pictures/10000201000000EA000000EA304FC526DA9E1526.png" xlink:type="simple" xlink:show="embed" xlink:actuate="onLoad">
            <text:p/>
          </draw:image>
        </draw:frame>
        <draw:frame draw:style-name="gr1" draw:text-style-name="P1" draw:layer="layout" svg:width="3.348cm" svg:height="1.752cm" svg:x="4.6cm" svg:y="1.848cm">
          <draw:image xlink:href="Pictures/10000201000000950000004E3917AC8622E0DC11.png" xlink:type="simple" xlink:show="embed" xlink:actuate="onLoad">
            <text:p/>
          </draw:image>
        </draw:frame>
        <draw:frame draw:style-name="gr1" draw:text-style-name="P1" draw:layer="layout" svg:width="3cm" svg:height="2.23cm" svg:x="12.6cm" svg:y="1.43cm">
          <draw:image xlink:href="Pictures/10000201000001D70000015E398439E88C3FE966.png" xlink:type="simple" xlink:show="embed" xlink:actuate="onLoad">
            <text:p/>
          </draw:image>
        </draw:frame>
        <draw:frame draw:style-name="gr1" draw:text-style-name="P1" draw:layer="layout" svg:width="4.36cm" svg:height="1.69cm" svg:x="8.044cm" svg:y="2cm">
          <draw:image xlink:href="Pictures/100002010000011B0000006EAF5B448CA99E4B2B.png" xlink:type="simple" xlink:show="embed" xlink:actuate="onLoad">
            <text:p/>
          </draw:image>
        </draw:frame>
        <draw:frame draw:style-name="gr2" draw:text-style-name="P1" draw:layer="layout" svg:width="2.08cm" svg:height="2.68cm" svg:x="15.82cm" svg:y="1.12cm">
          <draw:image xlink:href="Pictures/10000201000001F300000284FE3E84DD1DA1F96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7T16:02:16.881081526</meta:creation-date>
    <dc:date>2018-05-07T16:41:14.657342609</dc:date>
    <meta:editing-duration>PT7M44S</meta:editing-duration>
    <meta:editing-cycles>1</meta:editing-cycles>
    <meta:document-statistic meta:object-count="5"/>
    <meta:generator>LibreOffice_Vanilla/6.0.3.2$MacOSX_X86_64 LibreOffice_project/8f48d515416608e3a835360314dac7e47fd0b821</meta:generator>
  </office:meta>
</office:document-meta>
</file>